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11111" draw:marker-start-width="0.242cm" draw:marker-end-width="0.242cm" draw:fill="none" draw:textarea-horizontal-align="justify" draw:textarea-vertical-align="middle" draw:auto-grow-height="false" fo:min-height="8.03cm" fo:min-width="16.747cm" fo:padding-top="0.139cm" fo:padding-bottom="0.139cm" fo:padding-left="0.264cm" fo:padding-right="0.264cm"/>
    </style:style>
    <style:style style:name="gr2" style:family="graphic" style:parent-style-name="standard">
      <style:graphic-properties draw:fill-color="#11111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5.211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1.037cm" fo:min-width="1.13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04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247cm" svg:height="8.28cm" svg:x="5.754cm" svg:y="12.02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176cm" svg:height="0.176cm" svg:x="9.334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9.333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9.334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9.814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9.813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9.814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0.249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0.248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0.249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0.706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0.705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0.706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1.164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1.163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1.164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1.621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1.62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1.621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2.078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2.077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2.078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2.536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2.535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2.536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2.993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2.992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2.993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3.451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3.45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3.451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3.908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3.907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3.908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4.365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4.364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4.365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4.823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4.822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4.823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5.28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5.279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5.28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5.737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5.736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5.737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6.195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6.194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6.195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6.652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6.651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6.652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7.11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7.109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7.11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7.567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7.566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7.567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8.024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8.023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8.024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8.482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8.481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8.482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8.939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8.938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8.939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6cm" svg:x="19.397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8cm" svg:x="19.396cm" svg:y="13.1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6cm" svg:x="19.397cm" svg:y="13.3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svg:x="19.854cm" svg:y="12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svg:x="19.853cm" svg:y="13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svg:x="19.854cm" svg:y="13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4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4.3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4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5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5.0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5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5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5.6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5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6.3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6.3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6.3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7.0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7.0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7.0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0.176cm" svg:height="0.171cm" draw:transform="rotate (1.5707963267949) translate (20.88cm 17.7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8cm" svg:height="0.172cm" draw:transform="rotate (1.5707963267949) translate (21.127cm 17.7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76cm" svg:height="0.171cm" draw:transform="rotate (1.5707963267949) translate (21.373cm 17.7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2.794cm" svg:height="5.461cm" svg:x="7.433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4cm" svg:height="5.461cm" svg:x="10.552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4cm" svg:height="5.461cm" svg:x="13.67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94cm" svg:height="5.461cm" svg:x="16.789cm" svg:y="14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35cm" svg:height="1.287cm" svg:x="6.724cm" svg:y="12.6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35cm" svg:height="1.287cm" draw:transform="rotate (1.5707963267949) translate (20.38cm 19.71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85cm" svg:height="0.421cm" svg:x="6.988cm" svg:y="1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5cm" svg:height="0.421cm" svg:x="7.598cm" svg:y="1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5cm" svg:height="0.421cm" draw:transform="rotate (1.5707963267949) translate (20.82cm 19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5cm" svg:height="0.421cm" draw:transform="rotate (1.5707963267949) translate (20.82cm 18.7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5-01-07T11:49:53.981010102</meta:creation-date>
    <meta:editing-cycles>1</meta:editing-cycles>
    <meta:editing-duration>PT11M11S</meta:editing-duration>
    <dc:description>This diagram is used for my C3P0.  It uses my custom PCB that holds the 4 ESP32 development boards</dc:description>
    <dc:subject>Wiring Diagram</dc:subject>
    <dc:title>C3P0 Wiring Diagram</dc:title>
    <dc:date>2025-01-07T12:11:15.536204719</dc:date>
    <meta:generator>LibreOffice/7.1.3.2$MacOSX_X86_64 LibreOffice_project/47f78053abe362b9384784d31a6e56f8511eb1c1</meta:generator>
    <meta:document-statistic meta:object-count="131"/>
  </office:meta>
</office:document-meta>
</file>